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81.5pt"/>
    </style:style>
    <style:style style:name="co9" style:family="table-column">
      <style:table-column-properties fo:break-before="auto" style:column-width="40.76pt"/>
    </style:style>
    <style:style style:name="co10" style:family="table-column">
      <style:table-column-properties fo:break-before="auto" style:column-width="22.71pt"/>
    </style:style>
    <style:style style:name="co11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1" table:number-columns-repeated="2" table:default-cell-style-name="Default"/>
        <table:table-column table:style-name="co1" table:default-cell-style-name="ce70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123.46" calcext:value-type="float">
            <text:p>123.46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6.68" calcext:value-type="float">
            <text:p>6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19.76" calcext:value-type="float">
            <text:p>19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2.5" calcext:value-type="float">
            <text:p>2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2.99" calcext:value-type="float">
            <text:p>2.9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16.74" calcext:value-type="float">
            <text:p>16.74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5.85" calcext:value-type="float">
            <text:p>5.8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8.25" calcext:value-type="float">
            <text:p>18.2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3.49" calcext:value-type="float">
            <text:p>3.49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2.99" calcext:value-type="float">
            <text:p>2.99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1.95" calcext:value-type="float">
            <text:p>1.95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60.25" calcext:value-type="float">
            <text:p>60.2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1.42" calcext:value-type="float">
            <text:p>11.42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1.41" calcext:value-type="float">
            <text:p>1.41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4.09" calcext:value-type="float">
            <text:p>4.09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20.5" calcext:value-type="float">
            <text:p>20.5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3.69" calcext:value-type="float">
            <text:p>3.69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 table:number-rows-repeated="1048486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00/00/0000</text:date>, <text:time style:data-style-name="N2" text:time-value="20:50:21.101527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8-12T21:37:12.462982990</dc:date>
    <meta:editing-duration>PT9H24S</meta:editing-duration>
    <meta:editing-cycles>60</meta:editing-cycles>
    <meta:generator>LibreOffice/4.4.4.3$Linux_x86 LibreOffice_project/40m0$Build-3</meta:generator>
    <meta:document-statistic meta:table-count="4" meta:cell-count="27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